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ectFailureTask.setExpectedMessage( String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ectFailureTask.execut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ExpectFailureTask.setMessage( String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